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118cm" svg:y="0.193c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mps(s)</text:p>
          </table:table-cell>
          <table:table-cell office:value-type="string" calcext:value-type="string">
            <text:p>nb points</text:p>
          </table:table-cell>
        </table:table-row>
        <table:table-row table:style-name="ro1">
          <table:table-cell office:value-type="string" calcext:value-type="string">
            <text:p>26.516170263290405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string" calcext:value-type="string">
            <text:p>2.427724361419677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11.12574505805969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11.09892559051513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10.859817504882812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3.538197755813598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4.62399816513061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3.790113210678100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.071208715438842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.666785717010498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4:33:05.306823466</meta:creation-date>
    <meta:generator>LibreOffice/7.4.5.1$Linux_X86_64 LibreOffice_project/40$Build-1</meta:generator>
    <dc:date>2023-02-14T14:55:07.441540925</dc:date>
    <meta:editing-duration>PT22M2S</meta:editing-duration>
    <meta:editing-cycles>2</meta:editing-cycles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A1:Sheet1.B11" chart:data-source-has-labels="both" svg:x="0.32cm" svg:y="0.18cm" svg:width="12.614cm" svg:height="8.64cm">
          <chart:coordinate-region svg:x="1.312cm" svg:y="0.379cm" svg:width="11.435cm" svg:height="7.794cm"/>
          <chart:axis chart:dimension="x" chart:name="primary-x" chart:style-name="ch4" chartooo:axis-type="auto"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.516170263290405</text:p>
                <draw:g>
                  <svg:desc>Sheet1.A2:Sheet1.A11</svg:desc>
                </draw:g>
              </table:table-cell>
              <table:table-cell office:value-type="float" office:value="8567">
                <text:p>856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.427724361419677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.125745058059692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1.098925590515137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0.85981750488281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.538197755813598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.62399816513061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.790113210678100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.071208715438842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0.666785717010498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